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, Base</text:span></text:p>
      <text:p text:style-name="Standard">Aluminum Breadboard 12" x 12" x 1/2" 1/4"-20 Taps</text:p>
      <text:p text:style-name="Standard">Qty=1</text:p>
      <text:p text:style-name="Standard">Aluminum Breadboard 4" x 6" x 1/2" 1/4"-20 Taps</text:p>
      <text:p text:style-name="Standard">Qty=1</text:p>
      <text:p text:style-name="Standard"><text:a xlink:type="simple" xlink:href="https://www.thorlabs.com/newgrouppage9.cfm?objectgroup_id=159" text:style-name="ListLabel_20_1" text:visited-style-name="ListLabel_20_1"><text:span text:style-name="T2">https://www.thorlabs.com/newgrouppage9.cfm?objectgroup_id=159</text:span></text:a></text:p>
      <text:p text:style-name="Standard"/>
      <text:p text:style-name="Standard">Linear Motion Shaft, 1060 Carbon Steel, 1/4" Diameter, 12" Long</text:p>
      <text:p text:style-name="Standard">Qty=4</text:p>
      <text:p text:style-name="Standard"><text:a xlink:type="simple" xlink:href="https://www.mcmaster.com/1555T122/" text:style-name="ListLabel_20_1" text:visited-style-name="ListLabel_20_1"><text:span text:style-name="T2">https://www.mcmaster.com/1555T122/</text:span></text:a></text:p>
      <text:p text:style-name="Standard"/>
      <text:p text:style-name="Standard">Belts</text:p>
      <text:p text:style-name="Standard">Multipurpose Neoprene Rubber Sheet, Food Industry, 36" Wide, 1/16" Thick</text:p>
      <text:p text:style-name="Standard"><text:a xlink:type="simple" xlink:href="https://www.mcmaster.com/8616K72/" text:style-name="ListLabel_20_1" text:visited-style-name="ListLabel_20_1"><text:span text:style-name="T2">https://www.mcmaster.com/8616K72/</text:span></text:a></text:p>
      <text:p text:style-name="Standard"/>
      <text:p text:style-name="Standard">Wheel/cylinder</text:p>
      <text:p text:style-name="Standard"/>
      <text:p text:style-name="Standard"/>
      <text:p text:style-name="Standard"/>
      <text:p text:style-name="Standard"><text:span text:style-name="T1">2, Chamber</text:span></text:p>
      <text:p text:style-name="Standard">Clear Scratch- and UV-Resistant Cast Acrylic Sheet, 12" x 24" x 1/4"</text:p>
      <text:p text:style-name="Standard">Qty=1</text:p>
      <text:p text:style-name="Standard"><text:a xlink:type="simple" xlink:href="https://www.mcmaster.com/8560K355/" text:style-name="ListLabel_20_1" text:visited-style-name="ListLabel_20_1"><text:span text:style-name="T2">https://www.mcmaster.com/8560K355/</text:span></text:a></text:p>
      <text:p text:style-name="Standard"/>
      <text:p text:style-name="Standard">Clear Scratch- and UV-Resistant Acrylic Sheet, 12" x 24" x 1/8"</text:p>
      <text:p text:style-name="Standard"><text:soft-page-break/>Qty=1</text:p>
      <text:p text:style-name="Standard"><text:a xlink:type="simple" xlink:href="https://www.mcmaster.com/8589K42/" text:style-name="ListLabel_20_1" text:visited-style-name="ListLabel_20_1"><text:span text:style-name="T2">https://www.mcmaster.com/8589K42/</text:span></text:a></text:p>
      <text:p text:style-name="Standard"/>
      <text:p text:style-name="Standard"/>
      <text:p text:style-name="Standard"><text:span text:style-name="T1">3, Controller and motor</text:span></text:p>
      <text:p text:style-name="Standard">Arduino</text:p>
      <text:p text:style-name="Standard">Custom-built script</text:p>
      <text:p text:style-name="Standard"/>
      <text:p text:style-name="Standard">Stepper Motor</text:p>
      <text:p text:style-name="Standard"><text:a xlink:type="simple" xlink:href="https://www.sparkfun.com/products/13656" text:style-name="ListLabel_20_1" text:visited-style-name="ListLabel_20_1"><text:span text:style-name="T2">https://www.sparkfun.com/products/13656</text:span></text:a></text:p>
      <text:p text:style-name="Standard"/>
      <text:p text:style-name="Standard">Stepper Motor Driver Controller</text:p>
      <text:p text:style-name="Standard"><text:a xlink:type="simple" xlink:href="https://www.amazon.com/MYSWEETY-TB6600-Stepper-Driver-Controller/dp/B01MYMK1G9/ref=pd_bxgy_60_3?_encoding=UTF8&amp;pd_rd_i=B01MYMK1G9&amp;pd_rd_r=21e2316e-74b3-11e8-b8ae-e34c8c984c61&amp;pd_rd_w=1YcD8&amp;pd_rd_wg=TswgA&amp;pf_rd_i=desktop-dp-sims&amp;pf_rd_m=ATVPDKIKX0DER&amp;pf_rd_p=3914568618330124508&amp;pf_rd_r=DA829GZP4MNSY5DJT8WR&amp;pf_rd_s=desktop-dp-sims&amp;pf_rd_t=40701&amp;refRID=DA829GZP4MNSY5DJT8WR&amp;th=1" text:style-name="ListLabel_20_1" text:visited-style-name="ListLabel_20_1"><text:span text:style-name="T2">https://www.amazon.com/MYSWEETY-TB6600-Stepper-Driver-Controller/dp/B01MYMK1G9/ref=pd_bxgy_60_3?_encoding=UTF8&amp;pd_rd_i=B01MYMK1G9&amp;pd_rd_r=21e2316e-74b3-11e8-b8ae-e34c8c984c61&amp;pd_rd_w=1YcD8&amp;pd_rd_wg=TswgA&amp;pf_rd_i=desktop-dp-sims&amp;pf_rd_m=ATVPDKIKX0DER&amp;pf_rd_p=3914568618330124508&amp;pf_rd_r=DA829GZP4MNSY5DJT8WR&amp;pf_rd_s=desktop-dp-sims&amp;pf_rd_t=40701&amp;refRID=DA829GZP4MNSY5DJT8WR&amp;th=1</text:span></text:a></text:p>
      <text:p text:style-name="Standard"/>
      <text:p text:style-name="Standard">NEMA 23 Stepper Motor Alloy Steel Mounting Bracket</text:p>
      <text:p text:style-name="Standard"><text:a xlink:type="simple" xlink:href="https://www.amazon.com/STEPPERONLINE-Stepper-Mounting-Bracket-ST-M2/dp/B00Q6GIO5K/ref=sr_1_1?ie=UTF8&amp;keywords=B00Q6GIO5K&amp;qid=1529516604&amp;s=electronics&amp;sr=8-1" text:style-name="ListLabel_20_1" text:visited-style-name="ListLabel_20_1"><text:span text:style-name="T2">https://www.amazon.com/STEPPERONLINE-Stepper-Mounting-Bracket-ST-M2/dp/B00Q6GIO5K/ref=sr_1_1?ie=UTF8&amp;keywords=B00Q6GIO5K&amp;qid=1529516604&amp;s=electronics&amp;sr=8-1</text:span></text:a></text:p>
      <text:p text:style-name="Standard"/>
      <text:p text:style-name="Standard"/>
      <text:p text:style-name="Standard"><text:span text:style-name="T1">4, Wires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03" meta:character-count="1341" meta:non-whitespace-character-count="1268"/>
    <meta:generator>LibreOfficeDev/6.0.5.2$Linux_X86_64 LibreOffice_project/</meta:generator>
  </office:meta>
</office:document-meta>
</file>